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my_input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ll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TVD</text:p>
          </table:table-cell>
          <table:table-cell office:value-type="string" calcext:value-type="string">
            <text:p>zone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_A2</text:p>
          </table:table-cell>
          <table:table-cell office:value-type="float" office:value="299.23" calcext:value-type="float">
            <text:p>299.23</text:p>
          </table:table-cell>
          <table:table-cell office:value-type="float" office:value="3" calcext:value-type="float">
            <text:p>3</text:p>
          </table:table-cell>
          <table:table-cell office:value-type="float" office:value="460994.9" calcext:value-type="float">
            <text:p>460994.9</text:p>
          </table:table-cell>
          <table:table-cell office:value-type="float" office:value="5933813.29" calcext:value-type="float">
            <text:p>5933813.29</text:p>
          </table:table-cell>
          <table:table-cell office:value-type="float" office:value="1697.9" calcext:value-type="float">
            <text:p>1697.9</text:p>
          </table:table-cell>
          <table:table-cell office:value-type="float" office:value="1648.9" calcext:value-type="float">
            <text:p>1648.9</text:p>
          </table:table-cell>
          <table:table-cell office:value-type="string" calcext:value-type="string">
            <text:p>Valysar</text:p>
          </table:table-cell>
          <table:table-cell office:value-type="date" office:date-value="2018-03-01" calcext:value-type="date">
            <text:p>2018-03-01</text:p>
          </table:table-cell>
        </table:table-row>
        <table:table-row table:style-name="ro1">
          <table:table-cell office:value-type="string" calcext:value-type="string">
            <text:p>R_A6</text:p>
          </table:table-cell>
          <table:table-cell office:value-type="float" office:value="280.85" calcext:value-type="float">
            <text:p>280.85</text:p>
          </table:table-cell>
          <table:table-cell office:value-type="float" office:value="3" calcext:value-type="float">
            <text:p>3</text:p>
          </table:table-cell>
          <table:table-cell office:value-type="float" office:value="461292.74" calcext:value-type="float">
            <text:p>461292.74</text:p>
          </table:table-cell>
          <table:table-cell office:value-type="float" office:value="5931883.26" calcext:value-type="float">
            <text:p>5931883.26</text:p>
          </table:table-cell>
          <table:table-cell office:value-type="float" office:value="1759.9" calcext:value-type="float">
            <text:p>1759.9</text:p>
          </table:table-cell>
          <table:table-cell office:value-type="float" office:value="1710.9" calcext:value-type="float">
            <text:p>1710.9</text:p>
          </table:table-cell>
          <table:table-cell office:value-type="string" calcext:value-type="string">
            <text:p>Therys</text:p>
          </table:table-cell>
          <table:table-cell office:value-type="date" office:date-value="2018-11-07" calcext:value-type="date">
            <text:p>2018-11-07</text:p>
          </table:table-cell>
        </table:table-row>
        <table:table-row table:style-name="ro1">
          <table:table-cell office:value-type="string" calcext:value-type="string">
            <text:p>R_A6</text:p>
          </table:table-cell>
          <table:table-cell office:value-type="float" office:value="286.41" calcext:value-type="float">
            <text:p>286.41</text:p>
          </table:table-cell>
          <table:table-cell office:value-type="float" office:value="3" calcext:value-type="float">
            <text:p>3</text:p>
          </table:table-cell>
          <table:table-cell office:value-type="float" office:value="461292.74" calcext:value-type="float">
            <text:p>461292.74</text:p>
          </table:table-cell>
          <table:table-cell office:value-type="float" office:value="5931883.26" calcext:value-type="float">
            <text:p>5931883.26</text:p>
          </table:table-cell>
          <table:table-cell office:value-type="float" office:value="1777.4" calcext:value-type="float">
            <text:p>1777.4</text:p>
          </table:table-cell>
          <table:table-cell office:value-type="float" office:value="1728.4" calcext:value-type="float">
            <text:p>1728.4</text:p>
          </table:table-cell>
          <table:table-cell office:value-type="string" calcext:value-type="string">
            <text:p>Volon</text:p>
          </table:table-cell>
          <table:table-cell office:value-type="date" office:date-value="2018-11-07" calcext:value-type="date">
            <text:p>2018-11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0">00/00/0000</text:date>, <text:time style:data-style-name="N2" text:time-value="13:32:18.301555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5T08:12:30.593357383</meta:creation-date>
    <meta:generator>LibreOffice/5.3.6.1$Linux_X86_64 LibreOffice_project/30$Build-1</meta:generator>
    <dc:date>2024-03-15T08:30:11.862484966</dc:date>
    <meta:editing-duration>PT6M3S</meta:editing-duration>
    <meta:editing-cycles>3</meta:editing-cycles>
    <meta:document-statistic meta:table-count="1" meta:cell-count="36" meta:object-count="0"/>
  </office:meta>
</office:document-meta>
</file>